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000000" fo:text-shadow="none"/>
    </style:style>
    <style:style style:name="P2" style:family="paragraph">
      <style:paragraph-properties fo:margin-left="0cm" fo:margin-right="0cm" fo:text-align="center" fo:text-indent="0cm"/>
      <style:text-properties fo:color="#000000" fo:text-shadow="none"/>
    </style:style>
    <style:style style:name="P3" style:family="paragraph">
      <loext:graphic-properties draw:fill="none" draw:fill-color="#ffffff"/>
      <style:text-properties fo:color="#000000" style:font-name="Segoe UI" fo:font-size="26pt" fo:text-shadow="none" style:text-underline-style="solid" style:text-underline-width="auto" style:text-underline-color="font-color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margin-left="1.27cm" fo:margin-right="0cm" fo:text-indent="-1.27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margin-left="1.27cm" fo:margin-right="0cm" fo:text-align="start" fo:text-indent="-1.27cm"/>
      <style:text-properties fo:color="#000000" style:font-name="Segoe U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7" style:family="paragraph">
      <style:paragraph-properties fo:margin-left="1.27cm" fo:margin-right="0cm" fo:text-indent="-1.27cm"/>
      <style:text-properties fo:color="#000000" fo:text-shadow="none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margin-left="1.27cm" fo:margin-right="0cm" fo:text-align="start" fo:text-indent="-1.27cm"/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Segoe UI" fo:font-size="32pt" fo:font-style="normal" fo:text-shadow="1pt 1pt" style:text-underline-style="none" style:font-size-asian="32pt" style:font-style-asian="normal" style:font-size-complex="32pt" style:font-style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Arial2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3pt" fo:font-style="normal" fo:text-shadow="none" style:text-underline-style="none" fo:font-weight="bold" style:letter-kerning="true" style:font-name-asian="Microsoft YaHei" style:font-size-asian="33pt" style:font-style-asian="normal" style:font-weight-asian="bold" style:font-name-complex="Arial2" style:font-size-complex="33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egoe UI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3" draw:layer="layout" svg:width="25.146cm" svg:height="3.063cm" svg:x="1.524cm" svg:y="0.508cm">
          <draw:text-box>
            <text:p text:style-name="P1"><text:span text:style-name="T1">HYMN #719</text:span></text:p>
            <text:p text:style-name="P2"><text:span text:style-name="T2">“</text:span><text:span text:style-name="T2">I Leave All Things to God's Directio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6" draw:layer="layout" svg:width="25.146cm" svg:height="7.366cm" svg:x="1.524cm" svg:y="0.508cm">
          <draw:text-box>
            <text:p text:style-name="P5"><text:span text:style-name="T3">1. I leave all things to God’s direction;</text:span><text:span text:style-name="T3"><text:line-break/></text:span><text:span text:style-name="T3">He loves me both in joy and woe.</text:span><text:span text:style-name="T3"><text:line-break/></text:span><text:span text:style-name="T3">His will is good, sure His affection;</text:span><text:span text:style-name="T3"><text:line-break/></text:span><text:span text:style-name="T3">His tender love is true, I kn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6" draw:layer="layout" svg:width="25.146cm" svg:height="4.064cm" svg:x="1.524cm" svg:y="0.508cm">
          <draw:text-box>
            <text:p text:style-name="P5"><text:span text:style-name="T3"><text:s text:c="4"/></text:span><text:span text:style-name="T3">My fortress and my rock is He:</text:span><text:span text:style-name="T3"><text:line-break/></text:span><text:span text:style-name="T3">What pleases God, that pleases me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5" draw:text-style-name="P6" draw:layer="layout" svg:width="25.4cm" svg:height="7.112cm" svg:x="1.27cm" svg:y="0.508cm">
          <draw:text-box>
            <text:p text:style-name="P5"><text:span text:style-name="T4">2. </text:span><text:span text:style-name="T5">God knows what must be done to save me;</text:span><text:span text:style-name="T3"><text:line-break/></text:span><text:span text:style-name="T3">His love for me will never cease.</text:span><text:span text:style-name="T3"><text:line-break/></text:span><text:span text:style-name="T3">Upon His hands He did engrave me</text:span><text:span text:style-name="T3"><text:line-break/></text:span><text:span text:style-name="T3">With purest gold of loving gr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>
        <draw:frame draw:style-name="gr6" draw:text-style-name="P6" draw:layer="layout" svg:width="25.4cm" svg:height="3.81cm" svg:x="1.27cm" svg:y="0.508cm">
          <draw:text-box>
            <text:p text:style-name="P5"><text:span text:style-name="T3"><text:s text:c="4"/></text:span><text:span text:style-name="T3">His will supreme must ever be:</text:span><text:span text:style-name="T3"><text:line-break/></text:span><text:span text:style-name="T3">What pleases God, that pleases me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>
        <draw:frame draw:style-name="gr7" draw:text-style-name="P8" draw:layer="layout" svg:width="25.146cm" svg:height="6.35cm" svg:x="1.524cm" svg:y="0.508cm">
          <draw:text-box>
            <text:p text:style-name="P7"><text:span text:style-name="T2">3. My God desires the soul’s salvation;</text:span><text:span text:style-name="T2"><text:line-break/></text:span><text:span text:style-name="T2">My soul He, too, desires to save.</text:span><text:span text:style-name="T2"><text:line-break/></text:span><text:span text:style-name="T2">Therefore with Christian resignation</text:span><text:span text:style-name="T2"><text:line-break/></text:span><text:span text:style-name="T2">All earthly troubles I will bra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5">
        <draw:frame draw:style-name="gr8" draw:text-style-name="P8" draw:layer="layout" svg:width="25.146cm" svg:height="3.302cm" svg:x="1.524cm" svg:y="0.508cm">
          <draw:text-box>
            <text:p text:style-name="P7"><text:span text:style-name="T2"><text:s text:c="4"/></text:span><text:span text:style-name="T2">His will be done eternally:</text:span><text:span text:style-name="T2"><text:line-break/></text:span><text:span text:style-name="T2">What pleases God, that pleases me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6">
        <draw:frame draw:style-name="gr5" draw:text-style-name="P10" draw:layer="layout" svg:width="25.146cm" svg:height="7.112cm" svg:x="1.524cm" svg:y="0.508cm">
          <draw:text-box>
            <text:p text:style-name="P9"><text:span text:style-name="T3">4. My God has all things in His keeping;</text:span><text:span text:style-name="T3"><text:line-break/></text:span><text:span text:style-name="T3"> <text:s text:c="3"/>He is the ever faithful friend.</text:span><text:span text:style-name="T3"><text:line-break/></text:span><text:span text:style-name="T3"> <text:s text:c="3"/>He gives me laughter after weeping,</text:span><text:span text:style-name="T3"><text:line-break/></text:span><text:span text:style-name="T3"> <text:s text:c="3"/>And all His ways in blessings e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6">
        <draw:frame draw:style-name="gr9" draw:text-style-name="P10" draw:layer="layout" svg:width="25.146cm" svg:height="9.271cm" svg:x="1.524cm" svg:y="0.508cm">
          <draw:text-box>
            <text:p text:style-name="P9"><text:span text:style-name="T3"><text:s text:c="4"/></text:span><text:span text:style-name="T3">His love endures eternally:</text:span><text:span text:style-name="T3"><text:line-break/></text:span><text:span text:style-name="T3"> <text:s text:c="3"/>What pleases God, that pleases me.</text:span></text:p>
            <text:p text:style-name="P9"><text:span text:style-name="T6"/></text:p>
            <text:p text:style-name="P9"><text:span text:style-name="T7"/></text:p>
            <text:p text:style-name="P9"><text:span text:style-name="T8"/></text:p>
            <text:p text:style-name="P9"><text:span text:style-name="T8"/></text:p>
            <text:p text:style-name="P9"><text:span text:style-name="T8"/></text:p>
            <text:p text:style-name="P9"><text:span text:style-name="T8"><text:s text:c="14"/></text:span><text:span text:style-name="T8">Public domain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6T22:35:14.890000000</meta:creation-date>
    <dc:date>2019-01-16T20:29:10.722000000</dc:date>
    <meta:editing-duration>PT18M34S</meta:editing-duration>
    <meta:editing-cycles>5</meta:editing-cycles>
    <meta:generator>LibreOffice/6.1.3.2$Windows_X86_64 LibreOffice_project/86daf60bf00efa86ad547e59e09d6bb77c699acb</meta:generator>
    <meta:document-statistic meta:object-count="120"/>
  </office:meta>
</office:document-meta>
</file>